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9931in" table:align="left"/>
    </style:style>
    <style:style style:name="Table1.A" style:family="table-column">
      <style:table-column-properties style:column-width="0.4819in"/>
    </style:style>
    <style:style style:name="Table1.B" style:family="table-column">
      <style:table-column-properties style:column-width="3.51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>
      <style:text-properties fo:color="#c9211e"/>
    </style:style>
    <style:style style:name="P19" style:family="paragraph" style:parent-style-name="Preformatted_20_Text" style:list-style-name="L3"/>
    <style:style style:name="P20" style:family="paragraph" style:parent-style-name="Preformatted_20_Text">
      <style:paragraph-properties fo:margin-top="0in" fo:margin-bottom="0.1965in" loext:contextual-spacing="false"/>
    </style:style>
    <style:style style:name="P21" style:family="paragraph" style:parent-style-name="Preformatted_20_Text" style:list-style-name="L3">
      <style:paragraph-properties fo:margin-top="0in" fo:margin-bottom="0.1965in" loext:contextual-spacing="false"/>
    </style:style>
    <style:style style:name="P22" style:family="paragraph" style:parent-style-name="Heading_20_2">
      <style:text-properties fo:color="#127622"/>
    </style:style>
    <style:style style:name="T1" style:family="text">
      <style:text-properties fo:color="#c9211e"/>
    </style:style>
    <style:style style:name="T2" style:family="text">
      <style:text-properties fo:color="#12762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T1">🎬 </text:span><text:span text:style-name="Strong_20_Emphasis"><text:span text:style-name="T1">Day 5 – Python Interview Series (File Handling in Python)</text:span></text:span></text:h>
      <text:p text:style-name="P18"/>
      <text:h text:style-name="P22" text:outline-level="2">✅ Q1: What is File Handling in Python?</text:h>
      <text:h text:style-name="Heading_20_3" text:outline-level="3">🎯 Interviewer might ask:</text:h>
      <text:p text:style-name="Quotations">"What is file handling in Python and why is it important?"</text:p>
      <text:p text:style-name="Text_20_body">File handling in Python refers to the process of <text:span text:style-name="Strong_20_Emphasis">creating, reading, writing, and managing files</text:span> (like <text:span text:style-name="Source_20_Text">.txt</text:span>, <text:span text:style-name="Source_20_Text">.csv</text:span>, <text:span text:style-name="Source_20_Text">.log</text:span>, etc.) through code. Python provides built-in functions and methods that allow interaction with files stored on disk, which is essential for <text:span text:style-name="Strong_20_Emphasis">data storage, logging, reporting, and persistent operations</text:span>.</text:p>
      <text:h text:style-name="Heading_20_3" text:outline-level="3"/>
      <text:p text:style-name="Text_20_body">In real-world applications, data isn't always stored in variables or databases. Often, you need to read from or write to files for tasks like:</text:p>
      <text:list xml:id="list687602902" text:style-name="L9">
        <text:list-item>
          <text:p text:style-name="P9">Saving user inputs</text:p>
        </text:list-item>
        <text:list-item>
          <text:p text:style-name="P9">Logging system activity</text:p>
        </text:list-item>
        <text:list-item>
          <text:p text:style-name="P9">Processing data from CSV files</text:p>
        </text:list-item>
        <text:list-item>
          <text:p text:style-name="P9">Generating reports</text:p>
        </text:list-item>
      </text:list>
      <text:p text:style-name="Text_20_body">Python’s file handling makes all this very simple and intuitive using the built-in <text:span text:style-name="Source_20_Text">open()</text:span> function along with various modes (<text:span text:style-name="Source_20_Text">'r'</text:span>, <text:span text:style-name="Source_20_Text">'w'</text:span>, <text:span text:style-name="Source_20_Text">'a'</text:span>, <text:span text:style-name="Source_20_Text">'x'</text:span>, etc.).</text:p>
      <text:p text:style-name="Horizontal_20_Line"/>
      <text:h text:style-name="P22" text:outline-level="2">✅ Q2: File Handling Syntax and Modes</text:h>
      <text:h text:style-name="Heading_20_3" text:outline-level="3">🎯 Interviewer might ask:</text:h>
      <text:p text:style-name="Quotations">"What is the syntax for opening a file and what do file modes mean?"</text:p>
      <text:h text:style-name="Heading_20_3" text:outline-level="3">✅ Syntax:</text:h>
      <text:p text:style-name="Preformatted_20_Text"><text:span text:style-name="Source_20_Text">file = open("filename.txt", "mode")</text:span></text:p>
      <text:p text:style-name="Preformatted_20_Text"><text:span text:style-name="Source_20_Text"># perform file operations</text:span></text:p>
      <text:p text:style-name="P20"><text:span text:style-name="Source_20_Text">file.close()</text:span></text:p>
      <text:h text:style-name="Heading_20_3" text:outline-level="3"><text:soft-page-break/>✅ Common File Mode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'r'</text:span></text:p>
          </table:table-cell>
          <table:table-cell table:style-name="Table1.A1" office:value-type="string">
            <text:p text:style-name="Table_20_Contents">Read mode (default). File must exist.</text:p>
          </table:table-cell>
        </table:table-row>
        <table:table-row>
          <table:table-cell table:style-name="Table1.A1" office:value-type="string">
            <text:p text:style-name="Table_20_Contents"><text:span text:style-name="Source_20_Text">'w'</text:span></text:p>
          </table:table-cell>
          <table:table-cell table:style-name="Table1.A1" office:value-type="string">
            <text:p text:style-name="Table_20_Contents">Write mode. Overwrites file or creates if not exist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'a'</text:span></text:p>
          </table:table-cell>
          <table:table-cell table:style-name="Table1.A1" office:value-type="string">
            <text:p text:style-name="Table_20_Contents">Append mode. Adds data to the end of the fil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'x'</text:span></text:p>
          </table:table-cell>
          <table:table-cell table:style-name="Table1.A1" office:value-type="string">
            <text:p text:style-name="Table_20_Contents">Exclusive creation. Fails if file already exist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't'</text:span></text:p>
          </table:table-cell>
          <table:table-cell table:style-name="Table1.A1" office:value-type="string">
            <text:p text:style-name="Table_20_Contents">Text mode (default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'b'</text:span></text:p>
          </table:table-cell>
          <table:table-cell table:style-name="Table1.A1" office:value-type="string">
            <text:p text:style-name="Table_20_Contents">Binary mode (used for images, PDFs etc.)</text:p>
          </table:table-cell>
        </table:table-row>
      </table:table>
      <text:p text:style-name="Horizontal_20_Line"/>
      <text:h text:style-name="P22" text:outline-level="2">✅ Q3: Reading from a File</text:h>
      <text:h text:style-name="Heading_20_3" text:outline-level="3">🎯 Interviewer might ask:</text:h>
      <text:p text:style-name="Quotations">"How do you read data from a file in Python?"</text:p>
      <text:h text:style-name="Heading_20_3" text:outline-level="3">✅ Syntax:</text:h>
      <text:p text:style-name="Preformatted_20_Text"><text:span text:style-name="Source_20_Text">file = open("data.txt", "r")</text:span></text:p>
      <text:p text:style-name="Preformatted_20_Text"><text:span text:style-name="Source_20_Text">content = file.read()</text:span></text:p>
      <text:p text:style-name="Preformatted_20_Text"><text:span text:style-name="Source_20_Text">print(content)</text:span></text:p>
      <text:p text:style-name="P20"><text:span text:style-name="Source_20_Text">file.close()</text:span></text:p>
      <text:h text:style-name="Heading_20_3" text:outline-level="3">✅ Brief Explanation:</text:h>
      <text:list xml:id="list4087645960" text:style-name="L10">
        <text:list-item>
          <text:p text:style-name="P10"><text:span text:style-name="Source_20_Text">open("data.txt", "r")</text:span> opens the file in read mode.</text:p>
        </text:list-item>
        <text:list-item>
          <text:p text:style-name="P10"><text:span text:style-name="Source_20_Text">read()</text:span> reads the <text:span text:style-name="Strong_20_Emphasis">entire content</text:span> of the file as a string.</text:p>
        </text:list-item>
        <text:list-item>
          <text:p text:style-name="P10">Always <text:span text:style-name="Strong_20_Emphasis">close the file</text:span> after reading to free up system resources.</text:p>
        </text:list-item>
      </text:list>
      <text:p text:style-name="Horizontal_20_Line"/>
      <text:h text:style-name="P22" text:outline-level="2">✅ Q4: Writing to a File</text:h>
      <text:h text:style-name="Heading_20_3" text:outline-level="3">🎯 Interviewer might ask:</text:h>
      <text:p text:style-name="Quotations">"How do you write data into a file using Python?"</text:p>
      <text:h text:style-name="Heading_20_3" text:outline-level="3">✅ Syntax:</text:h>
      <text:p text:style-name="Preformatted_20_Text"><text:span text:style-name="Source_20_Text">file = open("output.txt", "w")</text:span></text:p>
      <text:p text:style-name="Preformatted_20_Text"><text:span text:style-name="Source_20_Text">file.write("This is a new line.")</text:span></text:p>
      <text:p text:style-name="P20"><text:span text:style-name="Source_20_Text">file.close()</text:span></text:p>
      <text:h text:style-name="Heading_20_3" text:outline-level="3">✅ Brief Explanation:</text:h>
      <text:list xml:id="list2143225999" text:style-name="L11">
        <text:list-item>
          <text:p text:style-name="P11">If the file exists, it will be <text:span text:style-name="Strong_20_Emphasis">overwritten</text:span>.</text:p>
        </text:list-item>
        <text:list-item>
          <text:p text:style-name="P11"><text:soft-page-break/>If the file doesn’t exist, Python will <text:span text:style-name="Strong_20_Emphasis">create a new file</text:span>.</text:p>
        </text:list-item>
        <text:list-item>
          <text:p text:style-name="P11">Useful for creating logs, saving results, or reports.</text:p>
        </text:list-item>
      </text:list>
      <text:p text:style-name="Horizontal_20_Line"/>
      <text:h text:style-name="P22" text:outline-level="2">✅ Q5: Appending to a File</text:h>
      <text:h text:style-name="Heading_20_3" text:outline-level="3">🎯 Interviewer might ask:</text:h>
      <text:p text:style-name="Quotations">"How is appending different from writing?"</text:p>
      <text:h text:style-name="Heading_20_3" text:outline-level="3">✅ Syntax:</text:h>
      <text:p text:style-name="Preformatted_20_Text"><text:span text:style-name="Source_20_Text">file = open("output.txt", "a")</text:span></text:p>
      <text:p text:style-name="Preformatted_20_Text"><text:span text:style-name="Source_20_Text">file.write("\nThis is an added line.")</text:span></text:p>
      <text:p text:style-name="P20"><text:span text:style-name="Source_20_Text">file.close()</text:span></text:p>
      <text:h text:style-name="Heading_20_3" text:outline-level="3">✅ Brief Explanation:</text:h>
      <text:list xml:id="list2031689089" text:style-name="L12">
        <text:list-item>
          <text:p text:style-name="P12">The <text:span text:style-name="Source_20_Text">"a"</text:span> mode <text:span text:style-name="Strong_20_Emphasis">adds data at the end</text:span> of the file without deleting the existing content.</text:p>
        </text:list-item>
        <text:list-item>
          <text:p text:style-name="P12">Very useful for logging systems where new entries should not erase old logs.</text:p>
        </text:list-item>
      </text:list>
      <text:p text:style-name="Horizontal_20_Line"/>
      <text:h text:style-name="P22" text:outline-level="2">✅ Q6: Reading Line-by-Line</text:h>
      <text:h text:style-name="Heading_20_3" text:outline-level="3">🎯 Interviewer might ask:</text:h>
      <text:p text:style-name="Quotations">"How do you read a file line by line in Python?"</text:p>
      <text:h text:style-name="Heading_20_3" text:outline-level="3">✅ Syntax:</text:h>
      <text:p text:style-name="Preformatted_20_Text"><text:span text:style-name="Source_20_Text">file = open("data.txt", "r")</text:span></text:p>
      <text:p text:style-name="Preformatted_20_Text"><text:span text:style-name="Source_20_Text">for line in file:</text:span></text:p>
      <text:p text:style-name="Preformatted_20_Text"><text:span text:style-name="Source_20_Text"><text:s text:c="4"/>print(line.strip())</text:span></text:p>
      <text:p text:style-name="P20"><text:span text:style-name="Source_20_Text">file.close()</text:span></text:p>
      <text:h text:style-name="Heading_20_3" text:outline-level="3">✅ Brief Explanation:</text:h>
      <text:list xml:id="list3141927077" text:style-name="L13">
        <text:list-item>
          <text:p text:style-name="P13">Efficient for <text:span text:style-name="Strong_20_Emphasis">large files</text:span> where reading the entire file at once may use too much memory.</text:p>
        </text:list-item>
        <text:list-item>
          <text:p text:style-name="P13"><text:span text:style-name="Source_20_Text">strip()</text:span> removes the newline characters for clean output.</text:p>
        </text:list-item>
      </text:list>
      <text:p text:style-name="Horizontal_20_Line"/>
      <text:h text:style-name="Heading_20_2" text:outline-level="2"><text:soft-page-break/><text:span text:style-name="T2">✅ Q7: Using </text:span><text:span text:style-name="Source_20_Text"><text:span text:style-name="T2">with</text:span></text:span><text:span text:style-name="T2"> Statement (Best Practice)</text:span></text:h>
      <text:h text:style-name="Heading_20_3" text:outline-level="3">🎯 Interviewer might ask:</text:h>
      <text:p text:style-name="Quotations">"Why is the <text:span text:style-name="Source_20_Text">with</text:span> statement recommended for file handling?"</text:p>
      <text:h text:style-name="Heading_20_3" text:outline-level="3">✅ Syntax:</text:h>
      <text:p text:style-name="Preformatted_20_Text"><text:span text:style-name="Source_20_Text">with open("data.txt", "r") as file:</text:span></text:p>
      <text:p text:style-name="Preformatted_20_Text"><text:span text:style-name="Source_20_Text"><text:s text:c="4"/>content = file.read()</text:span></text:p>
      <text:p text:style-name="P20"><text:span text:style-name="Source_20_Text"><text:s text:c="4"/>print(content)</text:span></text:p>
      <text:h text:style-name="Heading_20_3" text:outline-level="3">✅ Benefits:</text:h>
      <text:list xml:id="list3933053944" text:style-name="L14">
        <text:list-item>
          <text:p text:style-name="P14">Automatically closes the file — even if exceptions occur.</text:p>
        </text:list-item>
        <text:list-item>
          <text:p text:style-name="P14">Clean and readable.</text:p>
        </text:list-item>
        <text:list-item>
          <text:p text:style-name="P14">Considered the <text:span text:style-name="Strong_20_Emphasis">best practice</text:span> in real projects and interviews.</text:p>
        </text:list-item>
      </text:list>
      <text:p text:style-name="Horizontal_20_Line"/>
      <text:h text:style-name="P22" text:outline-level="2">✅ Q8: File Handling Exceptions</text:h>
      <text:h text:style-name="Heading_20_3" text:outline-level="3">🎯 Interviewer might ask:</text:h>
      <text:p text:style-name="Quotations">"How can you handle errors in file operations?"</text:p>
      <text:h text:style-name="Heading_20_3" text:outline-level="3">✅ Example:</text:h>
      <text:p text:style-name="Preformatted_20_Text"><text:span text:style-name="Source_20_Text">try:</text:span></text:p>
      <text:p text:style-name="Preformatted_20_Text"><text:span text:style-name="Source_20_Text"><text:s text:c="4"/>with open("data.txt", "r") as file:</text:span></text:p>
      <text:p text:style-name="Preformatted_20_Text"><text:span text:style-name="Source_20_Text"><text:s text:c="8"/>print(file.read())</text:span></text:p>
      <text:p text:style-name="Preformatted_20_Text"><text:span text:style-name="Source_20_Text">except FileNotFoundError:</text:span></text:p>
      <text:p text:style-name="P20"><text:span text:style-name="Source_20_Text"><text:s text:c="4"/>print("File does not exist.")</text:span></text:p>
      <text:h text:style-name="Heading_20_3" text:outline-level="3">✅ Brief Explanation:</text:h>
      <text:list xml:id="list2066523223" text:style-name="L15">
        <text:list-item>
          <text:p text:style-name="P15">Always use <text:span text:style-name="Source_20_Text">try-except</text:span> to catch common file errors.</text:p>
        </text:list-item>
        <text:list-item>
          <text:p text:style-name="P15"><text:span text:style-name="Source_20_Text">FileNotFoundError</text:span> is the most frequent error in file handling.</text:p>
        </text:list-item>
      </text:list>
      <text:p text:style-name="Horizontal_20_Line"/>
      <text:h text:style-name="P22" text:outline-level="2">✅ Q9: Writing Lists or Loops to File</text:h>
      <text:h text:style-name="Heading_20_3" text:outline-level="3">🎯 Interviewer might ask:</text:h>
      <text:p text:style-name="Quotations">"How can you write multiple lines to a file using a loop?"</text:p>
      <text:h text:style-name="Heading_20_3" text:outline-level="3"><text:soft-page-break/>✅ Example:</text:h>
      <text:p text:style-name="Preformatted_20_Text"><text:span text:style-name="Source_20_Text">lines = ["Line 1\n", "Line 2\n", "Line 3\n"]</text:span></text:p>
      <text:p text:style-name="Preformatted_20_Text"><text:span text:style-name="Source_20_Text">with open("output.txt", "w") as file:</text:span></text:p>
      <text:p text:style-name="P20"><text:span text:style-name="Source_20_Text"><text:s text:c="4"/>file.writelines(lines)</text:span></text:p>
      <text:h text:style-name="Heading_20_3" text:outline-level="3">✅ Explanation:</text:h>
      <text:list xml:id="list176065467" text:style-name="L16">
        <text:list-item>
          <text:p text:style-name="P16"><text:span text:style-name="Source_20_Text">writelines()</text:span> writes multiple lines at once.</text:p>
        </text:list-item>
        <text:list-item>
          <text:p text:style-name="P16">Each string must already contain <text:span text:style-name="Source_20_Text">\n</text:span> if you want line breaks.</text:p>
        </text:list-item>
      </text:list>
      <text:p text:style-name="Horizontal_20_Line"/>
      <text:h text:style-name="P22" text:outline-level="2">🧠 Summary (Day 5 – File Handling)</text:h>
      <text:list xml:id="list2708366568" text:style-name="L17">
        <text:list-item>
          <text:p text:style-name="P17">File handling allows you to <text:span text:style-name="Strong_20_Emphasis">create, read, write, and manage files</text:span> in Python.</text:p>
        </text:list-item>
        <text:list-item>
          <text:p text:style-name="P17">Use <text:span text:style-name="Source_20_Text">open(filename, mode)</text:span> to start any file operation.</text:p>
        </text:list-item>
        <text:list-item>
          <text:p text:style-name="P17">Always <text:span text:style-name="Strong_20_Emphasis">close</text:span> the file or use the <text:span text:style-name="Strong_20_Emphasis"><text:span text:style-name="Source_20_Text">with</text:span></text:span><text:span text:style-name="Strong_20_Emphasis"> block</text:span>.</text:p>
        </text:list-item>
        <text:list-item>
          <text:p text:style-name="P17">Modes like <text:span text:style-name="Source_20_Text">'r'</text:span>, <text:span text:style-name="Source_20_Text">'w'</text:span>, <text:span text:style-name="Source_20_Text">'a'</text:span>, <text:span text:style-name="Source_20_Text">'x'</text:span> define file behavior.</text:p>
        </text:list-item>
        <text:list-item>
          <text:p text:style-name="P17"><text:span text:style-name="Source_20_Text">try-except</text:span> is important for avoiding runtime crashes due to missing files.</text:p>
        </text:list-item>
        <text:list-item>
          <text:p text:style-name="P17">Use <text:span text:style-name="Source_20_Text">read()</text:span>, <text:span text:style-name="Source_20_Text">readline()</text:span>, <text:span text:style-name="Source_20_Text">readlines()</text:span>, <text:span text:style-name="Source_20_Text">write()</text:span>, and <text:span text:style-name="Source_20_Text">writelines()</text:span> depending on the task.</text:p>
        </text:list-item>
      </text:list>
      <text:p text:style-name="Horizontal_20_Line"/>
      <text:h text:style-name="Heading_20_2" text:outline-level="2"/>
      <text:h text:style-name="Heading_20_1" text:outline-level="1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5T17:12:31.824000000</meta:creation-date>
    <dc:date>2025-07-15T17:39:55.970000000</dc:date>
    <meta:editing-duration>PT17M23S</meta:editing-duration>
    <meta:editing-cycles>1</meta:editing-cycles>
    <meta:document-statistic meta:table-count="1" meta:image-count="0" meta:object-count="0" meta:page-count="5" meta:paragraph-count="117" meta:word-count="733" meta:character-count="4344" meta:non-whitespace-character-count="3720"/>
    <meta:generator>Neat_Office/6.2.8.2$Windows_x86 LibreOffice_project/</meta:generator>
  </office:meta>
</office:document-meta>
</file>